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4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25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P1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fo:font-style="italic" officeooo:rsid="001a6335" officeooo:paragraph-rsid="0001e544" fo:background-color="transparent" style:font-name-asian="Noto Sans CJK SC Regular" style:font-size-asian="12pt" style:font-style-asian="italic" style:font-name-complex="FreeSans" style:font-size-complex="12pt" style:font-style-complex="italic"/>
    </style:style>
    <style:style style:name="P2" style:family="paragraph" style:parent-style-name="Standard" style:master-page-name="">
      <loext:graphic-properties draw:fill="none"/>
      <style:paragraph-properties fo:margin-left="0cm" fo:margin-right="-1.27cm" fo:text-align="center" style:justify-single-word="false" fo:text-indent="0cm" style:auto-text-indent="false" style:page-number="auto" fo:background-color="transparent"/>
      <style:text-properties style:font-name="Times New Roman" fo:font-size="12pt" fo:language="uk" fo:country="UA" officeooo:paragraph-rsid="0001e544" fo:background-color="transparent" style:font-size-asian="12pt" style:font-size-complex="12pt"/>
    </style:style>
    <style:style style:name="P3" style:family="paragraph" style:parent-style-name="Standard">
      <loext:graphic-properties draw:fill="none"/>
      <style:paragraph-properties fo:margin-left="0cm" fo:margin-right="-1.27cm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1e544" fo:background-color="transparent" style:font-size-asian="12pt" style:font-size-complex="12pt"/>
    </style:style>
    <style:style style:name="P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1ed03" fo:background-color="transparent" style:font-name-asian="Noto Sans CJK SC Regular" style:font-size-asian="12pt" style:font-name-complex="FreeSans" style:font-size-complex="12pt"/>
    </style:style>
    <style:style style:name="P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75bff" fo:background-color="transparent" style:font-name-asian="Noto Sans CJK SC Regular" style:font-size-asian="12pt" style:font-name-complex="FreeSans" style:font-size-complex="12pt"/>
    </style:style>
    <style:style style:name="P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9701b" fo:background-color="transparent" style:font-name-asian="Noto Sans CJK SC Regular" style:font-size-asian="12pt" style:font-name-complex="FreeSans" style:font-size-complex="12pt"/>
    </style:style>
    <style:style style:name="P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1e544" fo:background-color="transparent" style:font-name-asian="Noto Sans CJK SC Regular" style:font-size-asian="12pt" style:font-name-complex="FreeSans" style:font-size-complex="12pt"/>
    </style:style>
    <style:style style:name="P8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1e544" fo:background-color="transparent" style:font-name-asian="Noto Sans CJK SC Regular" style:font-size-asian="12pt" style:font-name-complex="FreeSans" style:font-size-complex="12pt"/>
    </style:style>
    <style:style style:name="P9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242283" officeooo:paragraph-rsid="0001ed03" fo:background-color="transparent" style:font-name-asian="Noto Sans CJK SC Regular" style:font-size-asian="12pt" style:font-name-complex="FreeSans" style:font-size-complex="12pt"/>
    </style:style>
    <style:style style:name="P10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font-style="normal" officeooo:rsid="002ecd8f" officeooo:paragraph-rsid="00075bff" fo:background-color="transparent" style:font-size-asian="12pt" style:font-style-asian="normal" style:font-size-complex="12pt" style:font-style-complex="normal"/>
    </style:style>
    <style:style style:name="P11" style:family="paragraph" style:parent-style-name="Standard" style:list-style-name="L1" style:master-page-name="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style:page-number="auto" fo:background-color="transparent"/>
      <style:text-properties style:font-name="Times New Roman" fo:font-size="12pt" officeooo:rsid="001bfcd0" officeooo:paragraph-rsid="0009701b" fo:background-color="transparent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09701b" fo:background-color="transparent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01e544" fo:background-color="transparent" style:font-size-asian="12pt" style:font-size-complex="12pt"/>
    </style:style>
    <style:style style:name="P1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2ecd8f" officeooo:paragraph-rsid="0001e544" fo:background-color="transparent" style:font-style-asian="normal" style:font-style-complex="normal"/>
    </style:style>
    <style:style style:name="P1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41c6eb" officeooo:paragraph-rsid="0001e544" fo:background-color="transparent" style:font-style-asian="normal" style:font-style-complex="normal"/>
    </style:style>
    <style:style style:name="P1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43a15b" officeooo:paragraph-rsid="0009701b" fo:background-color="transparent" style:font-style-asian="normal" style:font-style-complex="normal"/>
    </style:style>
    <style:style style:name="P1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1ed03" fo:background-color="transparent"/>
    </style:style>
    <style:style style:name="P18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1e544" fo:background-color="transparent"/>
    </style:style>
    <style:style style:name="P19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f5349" fo:background-color="transparent"/>
    </style:style>
    <style:style style:name="P20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9701b" fo:background-color="transparent"/>
    </style:style>
    <style:style style:name="P21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75bff" fo:background-color="transparent"/>
    </style:style>
    <style:style style:name="P22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rsid="003c7d60" officeooo:paragraph-rsid="0001ed03" fo:background-color="transparent"/>
    </style:style>
    <style:style style:name="P23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rsid="002634e1" officeooo:paragraph-rsid="0001e544" fo:background-color="transparent"/>
    </style:style>
    <style:style style:name="P2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fo:color="#111111" loext:opacity="100%" style:font-name="Times New Roman" fo:font-size="12pt" officeooo:paragraph-rsid="0001e544" fo:background-color="transparent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fo:color="#111111" loext:opacity="100%" style:font-name="Times New Roman" officeooo:paragraph-rsid="0001e544" fo:background-color="transparent"/>
    </style:style>
    <style:style style:name="P2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fo:color="#111111" loext:opacity="100%" style:font-name="Times New Roman" officeooo:rsid="00282d0e" officeooo:paragraph-rsid="0001e544" fo:background-color="transparent"/>
    </style:style>
    <style:style style:name="P2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fo:color="#000000" loext:opacity="100%" style:font-name="Times New Roman" officeooo:paragraph-rsid="0001e544" fo:background-color="transparent"/>
    </style:style>
    <style:style style:name="P28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01e544" fo:background-color="transparent" style:font-name-asian="Noto Sans CJK SC Regular" style:font-size-asian="12pt" style:font-style-asian="normal" style:font-name-complex="FreeSans" style:font-size-complex="12pt" style:font-style-complex="normal"/>
    </style:style>
    <style:style style:name="P29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text-position="0% 100%" style:font-name="Times New Roman" fo:font-size="12pt" fo:language="uk" fo:country="UA" officeooo:rsid="00228538" officeooo:paragraph-rsid="0001e544" fo:background-color="transparent" style:font-name-asian="Noto Sans CJK SC Regular" style:font-size-asian="12pt" style:font-name-complex="FreeSans" style:font-size-complex="12pt"/>
    </style:style>
    <style:style style:name="P30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officeooo:paragraph-rsid="0001e544" fo:background-color="transparent"/>
    </style:style>
    <style:style style:name="P31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officeooo:paragraph-rsid="0003692d" fo:background-color="transparent"/>
    </style:style>
    <style:style style:name="P32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officeooo:paragraph-rsid="00041c6d" fo:background-color="transparent"/>
    </style:style>
    <style:style style:name="T1" style:family="text">
      <style:text-properties officeooo:rsid="0006d98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89e3" style:font-style-asian="italic" style:font-style-complex="italic"/>
    </style:style>
    <style:style style:name="T4" style:family="text">
      <style:text-properties fo:font-style="italic" style:font-name-asian="Noto Sans CJK SC Regular" style:font-style-asian="italic" style:font-name-complex="FreeSans" style:font-style-complex="italic"/>
    </style:style>
    <style:style style:name="T5" style:family="text">
      <style:text-properties officeooo:rsid="004502e3"/>
    </style:style>
    <style:style style:name="T6" style:family="text">
      <style:text-properties style:text-position="sub 58%" style:font-name-asian="Noto Sans CJK SC Regular" style:font-name-complex="FreeSans"/>
    </style:style>
    <style:style style:name="T7" style:family="text">
      <style:text-properties style:text-position="sub 58%" officeooo:rsid="004502e3" style:font-name-asian="Noto Sans CJK SC Regular" style:font-name-complex="FreeSans"/>
    </style:style>
    <style:style style:name="T8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9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21ea48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2634e1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09a4c8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21ea48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01ed03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09701b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language="uk" fo:country="UA" officeooo:rsid="00089b1f" style:font-name-asian="Noto Sans CJK SC Regular" style:font-name-complex="FreeSans"/>
    </style:style>
    <style:style style:name="T29" style:family="text">
      <style:text-properties style:text-position="sub 58%" fo:language="uk" fo:country="UA" officeooo:rsid="0011d646" style:font-name-asian="Noto Sans CJK SC Regular" style:font-name-complex="FreeSans"/>
    </style:style>
    <style:style style:name="T30" style:family="text">
      <style:text-properties style:text-position="sub 58%" style:font-name="Times New Roman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31" style:family="text">
      <style:text-properties style:text-position="sub 58%" style:font-name="Times New Roman" officeooo:rsid="000c6998"/>
    </style:style>
    <style:style style:name="T32" style:family="text">
      <style:text-properties style:text-position="sub 58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33" style:family="text">
      <style:text-properties style:text-position="sub 58%" officeooo:rsid="000c6998"/>
    </style:style>
    <style:style style:name="T34" style:family="text">
      <style:text-properties style:text-position="sub 58%" fo:font-style="normal" officeooo:rsid="000c6998" style:font-name-asian="Symbola" style:font-style-asian="normal" style:font-name-complex="Symbola" style:font-style-complex="normal"/>
    </style:style>
    <style:style style:name="T35" style:family="text">
      <style:text-properties style:font-name-asian="Noto Sans CJK SC Regular" style:font-name-complex="FreeSans"/>
    </style:style>
    <style:style style:name="T36" style:family="text">
      <style:text-properties officeooo:rsid="004502e3" style:font-name-asian="Noto Sans CJK SC Regular" style:font-name-complex="FreeSans"/>
    </style:style>
    <style:style style:name="T37" style:family="text">
      <style:text-properties officeooo:rsid="0046f8b1" style:font-name-asian="Noto Sans CJK SC Regular" style:font-name-complex="FreeSans"/>
    </style:style>
    <style:style style:name="T38" style:family="text">
      <style:text-properties officeooo:rsid="001dc853" style:font-name-asian="Noto Sans CJK SC Regular" style:font-name-complex="FreeSans"/>
    </style:style>
    <style:style style:name="T39" style:family="text">
      <style:text-properties style:text-position="0% 100%"/>
    </style:style>
    <style:style style:name="T40" style:family="text">
      <style:text-properties style:text-position="0% 100%" fo:font-style="italic" officeooo:rsid="002089e3" style:font-name-asian="Symbol" style:font-style-asian="italic" style:font-name-complex="Symbol" style:font-style-complex="italic"/>
    </style:style>
    <style:style style:name="T41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42" style:family="text">
      <style:text-properties style:text-position="0% 100%" fo:font-style="italic" style:font-style-asian="italic" style:font-style-complex="italic"/>
    </style:style>
    <style:style style:name="T43" style:family="text">
      <style:text-properties style:text-position="0% 100%" fo:font-style="italic" officeooo:rsid="00228538" style:font-style-asian="italic" style:font-style-complex="italic"/>
    </style:style>
    <style:style style:name="T44" style:family="text">
      <style:text-properties style:text-position="0% 100%" fo:font-style="italic" officeooo:rsid="0001ed03" style:font-style-asian="italic" style:font-style-complex="italic"/>
    </style:style>
    <style:style style:name="T45" style:family="text">
      <style:text-properties style:text-position="0% 100%" fo:font-style="italic" officeooo:rsid="002634e1" style:font-style-asian="italic" style:font-style-complex="italic"/>
    </style:style>
    <style:style style:name="T46" style:family="text">
      <style:text-properties style:text-position="0% 100%" fo:font-style="italic" officeooo:rsid="001dc853" style:font-name-asian="Times New Roman1" style:font-style-asian="italic" style:font-name-complex="Times New Roman1" style:font-style-complex="italic"/>
    </style:style>
    <style:style style:name="T47" style:family="text">
      <style:text-properties style:text-position="0% 100%" officeooo:rsid="001dc853" style:font-name-asian="Symbola" style:font-name-complex="Symbola"/>
    </style:style>
    <style:style style:name="T48" style:family="text">
      <style:text-properties style:text-position="0% 100%" fo:font-style="normal" officeooo:rsid="001dc853" style:font-name-asian="Times New Roman1" style:font-style-asian="normal" style:font-name-complex="Times New Roman1" style:font-style-complex="normal"/>
    </style:style>
    <style:style style:name="T49" style:family="text">
      <style:text-properties style:text-position="0% 100%" fo:font-style="normal" style:font-style-asian="normal" style:font-style-complex="normal"/>
    </style:style>
    <style:style style:name="T50" style:family="text">
      <style:text-properties style:text-position="0% 100%" fo:font-style="normal" officeooo:rsid="00228538" style:font-style-asian="normal" style:font-style-complex="normal"/>
    </style:style>
    <style:style style:name="T51" style:family="text">
      <style:text-properties style:text-position="0% 100%" fo:font-style="normal" officeooo:rsid="001dc853" style:font-style-asian="normal" style:font-style-complex="normal"/>
    </style:style>
    <style:style style:name="T52" style:family="text">
      <style:text-properties style:text-position="0% 100%" fo:font-style="normal" officeooo:rsid="002452e3" style:font-style-asian="normal" style:font-style-complex="normal"/>
    </style:style>
    <style:style style:name="T53" style:family="text">
      <style:text-properties style:text-position="0% 100%" fo:font-style="normal" officeooo:rsid="0029c710" style:font-style-asian="normal" style:font-style-complex="normal"/>
    </style:style>
    <style:style style:name="T54" style:family="text">
      <style:text-properties style:text-position="0% 100%" fo:font-style="normal" officeooo:rsid="001bfcd0" style:font-style-asian="normal" style:font-style-complex="normal"/>
    </style:style>
    <style:style style:name="T55" style:family="text">
      <style:text-properties style:text-position="0% 100%" fo:font-style="normal" officeooo:rsid="00197f3a" style:font-style-asian="normal" style:font-style-complex="normal"/>
    </style:style>
    <style:style style:name="T56" style:family="text">
      <style:text-properties style:text-position="0% 100%" fo:font-style="normal" officeooo:rsid="0008605d" style:font-style-asian="normal" style:font-style-complex="normal"/>
    </style:style>
    <style:style style:name="T57" style:family="text">
      <style:text-properties style:text-position="0% 100%" fo:font-style="normal" officeooo:rsid="0001ed03" style:font-style-asian="normal" style:font-style-complex="normal"/>
    </style:style>
    <style:style style:name="T58" style:family="text">
      <style:text-properties style:text-position="0% 100%" fo:font-style="normal" officeooo:rsid="001fe023" style:font-style-asian="normal" style:font-style-complex="normal"/>
    </style:style>
    <style:style style:name="T59" style:family="text">
      <style:text-properties style:text-position="0% 100%" fo:font-style="normal" officeooo:rsid="0046b39a" style:font-style-asian="normal" style:font-style-complex="normal"/>
    </style:style>
    <style:style style:name="T60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61" style:family="text">
      <style:text-properties style:text-position="0% 100%" fo:font-style="normal" officeooo:rsid="001dc853" style:font-name-asian="Symbola" style:font-style-asian="normal" style:font-name-complex="Symbola" style:font-style-complex="normal"/>
    </style:style>
    <style:style style:name="T62" style:family="text">
      <style:text-properties style:text-position="0% 100%" fo:font-style="normal" officeooo:rsid="000c6998" style:font-name-asian="Symbola" style:font-style-asian="normal" style:font-name-complex="Symbola" style:font-style-complex="normal"/>
    </style:style>
    <style:style style:name="T63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64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65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66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67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68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69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72" style:family="text">
      <style:text-properties style:text-position="0% 100%" fo:font-size="12pt" fo:language="uk" fo:country="UA" officeooo:rsid="000b9962" style:font-name-asian="Noto Sans CJK SC Regular" style:font-size-asian="12pt" style:font-name-complex="FreeSans" style:font-size-complex="12pt"/>
    </style:style>
    <style:style style:name="T73" style:family="text">
      <style:text-properties style:text-position="0% 100%" fo:font-size="12pt" fo:language="uk" fo:country="UA" officeooo:rsid="00089b1f" style:font-name-asian="Noto Sans CJK SC Regular" style:font-size-asian="12pt" style:font-name-complex="FreeSans" style:font-size-complex="12pt"/>
    </style:style>
    <style:style style:name="T74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officeooo:rsid="0009a4c8" style:font-name-asian="Noto Sans CJK SC Regular" style:font-size-asian="12pt" style:font-name-complex="FreeSans" style:font-size-complex="12pt"/>
    </style:style>
    <style:style style:name="T76" style:family="text">
      <style:text-properties style:text-position="0% 100%" fo:font-size="12pt" fo:language="uk" fo:country="UA" officeooo:rsid="001a67f6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83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84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85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86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88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89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90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91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92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93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94" style:family="text">
      <style:text-properties style:text-position="0% 100%" fo:font-size="12pt" fo:language="uk" fo:country="UA" fo:font-style="italic" officeooo:rsid="00089b1f" style:font-name-asian="Noto Sans CJK SC Regular" style:font-size-asian="12pt" style:font-style-asian="italic" style:font-name-complex="FreeSans" style:font-size-complex="12pt" style:font-style-complex="italic"/>
    </style:style>
    <style:style style:name="T95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" style:font-size-complex="12pt" style:font-style-complex="italic"/>
    </style:style>
    <style:style style:name="T96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97" style:family="text">
      <style:text-properties style:text-position="0% 100%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98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99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00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01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02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03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04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0b9962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093550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215b45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075bff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08da9c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09701b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0d1de5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5846a8" style:font-name-asian="Times New Roman1" style:font-size-asian="12pt" style:font-style-asian="normal" style:font-name-complex="Times New Roman1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1dc853" style:font-name-asian="Times New Roman1" style:font-size-asian="12pt" style:font-style-asian="normal" style:font-name-complex="Times New Roman1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237ca0" style:font-name-asian="Symbola" style:font-size-asian="12pt" style:font-style-asian="normal" style:font-name-complex="Symbola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03692d" style:font-name-asian="Symbola" style:font-size-asian="12pt" style:font-style-asian="normal" style:font-name-complex="Symbola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51" style:family="text">
      <style:text-properties style:text-position="0% 100%" fo:font-size="12pt" fo:language="uk" fo:country="UA" style:font-name-asian="Times New Roman1" style:font-size-asian="12pt" style:font-name-complex="Times New Roman1" style:font-size-complex="12pt"/>
    </style:style>
    <style:style style:name="T152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153" style:family="text">
      <style:text-properties style:text-position="0% 100%" fo:font-size="12pt" fo:language="uk" fo:country="UA" officeooo:rsid="003e152a" style:font-name-asian="Times New Roman1" style:font-size-asian="12pt" style:font-name-complex="Times New Roman1" style:font-size-complex="12pt"/>
    </style:style>
    <style:style style:name="T154" style:family="text">
      <style:text-properties style:text-position="0% 100%" fo:font-size="12pt" fo:language="uk" fo:country="UA" officeooo:rsid="00093550" style:font-name-asian="Times New Roman1" style:font-size-asian="12pt" style:font-name-complex="Times New Roman1" style:font-size-complex="12pt"/>
    </style:style>
    <style:style style:name="T155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56" style:family="text">
      <style:text-properties style:text-position="0% 100%" style:font-name="Times New Roman" fo:font-size="12pt" fo:language="uk" fo:country="UA" officeooo:rsid="003a947a" style:font-name-asian="Noto Sans CJK SC Regular" style:font-size-asian="12pt" style:font-name-complex="FreeSans" style:font-size-complex="12pt"/>
    </style:style>
    <style:style style:name="T157" style:family="text">
      <style:text-properties style:text-position="0% 100%" style:font-name="Times New Roman" fo:font-size="12pt" fo:language="uk" fo:country="UA" officeooo:rsid="003c7d60" style:font-name-asian="Noto Sans CJK SC Regular" style:font-size-asian="12pt" style:font-name-complex="FreeSans" style:font-size-complex="12pt"/>
    </style:style>
    <style:style style:name="T158" style:family="text">
      <style:text-properties style:text-position="0% 100%" style:font-name="Times New Roman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59" style:family="text">
      <style:text-properties style:text-position="0% 100%" style:font-name="Times New Roman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160" style:family="text">
      <style:text-properties style:text-position="0% 100%" style:font-name="Times New Roman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161" style:family="text">
      <style:text-properties style:text-position="0% 100%" style:font-name="Times New Roman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162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63" style:family="text">
      <style:text-properties style:text-position="0% 100%" style:font-name="Times New Roman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64" style:family="text">
      <style:text-properties style:text-position="0% 100%" style:font-name="Times New Roman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165" style:family="text">
      <style:text-properties style:text-position="0% 100%" style:font-name="Times New Roman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66" style:family="text">
      <style:text-properties style:text-position="0% 100%" style:font-name="Times New Roman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67" style:family="text">
      <style:text-properties style:text-position="0% 100%" style:font-name="Times New Roman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168" style:family="text">
      <style:text-properties style:text-position="0% 100%" style:font-name="Times New Roman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69" style:family="text">
      <style:text-properties style:text-position="0% 100%" style:font-name="Times New Roman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70" style:family="text">
      <style:text-properties style:text-position="0% 100%" style:font-name="Times New Roman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71" style:family="text">
      <style:text-properties style:text-position="0% 100%" style:font-name="Times New Roman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72" style:family="text">
      <style:text-properties style:text-position="0% 100%" style:font-name="Times New Roman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73" style:family="text">
      <style:text-properties style:text-position="0% 100%" style:font-name="Times New Roman" fo:font-size="12pt" fo:language="uk" fo:country="UA" fo:font-style="normal" officeooo:rsid="0003692d" style:font-name-asian="Noto Sans CJK SC Regular" style:font-size-asian="12pt" style:font-style-asian="normal" style:font-name-complex="FreeSans" style:font-size-complex="12pt" style:font-style-complex="normal"/>
    </style:style>
    <style:style style:name="T174" style:family="text">
      <style:text-properties style:text-position="0% 100%" style:font-name="Times New Roman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75" style:family="text">
      <style:text-properties style:text-position="0% 100%" style:font-name="Times New Roman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76" style:family="text">
      <style:text-properties style:text-position="0% 100%" style:font-name="Times New Roman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77" style:family="text">
      <style:text-properties style:text-position="0% 100%" style:font-name="Times New Roman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78" style:family="text">
      <style:text-properties style:text-position="0% 100%" style:font-name="Times New Roman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79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0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81" style:family="text">
      <style:text-properties style:text-position="0% 100%" style:font-name="Times New Roman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82" style:family="text">
      <style:text-properties style:text-position="0% 100%" style:font-name="Times New Roman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83" style:family="text">
      <style:text-properties style:text-position="0% 100%" style:font-name="Times New Roman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84" style:family="text">
      <style:text-properties style:text-position="0% 100%" style:font-name="Times New Roman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85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86" style:family="text">
      <style:text-properties style:text-position="0% 100%" style:font-name="Times New Roman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87" style:family="text">
      <style:text-properties style:text-position="0% 100%" style:font-name="Times New Roman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88" style:family="text">
      <style:text-properties style:text-position="0% 100%" style:font-name="Times New Roman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89" style:family="text">
      <style:text-properties style:text-position="0% 100%" style:font-name="Times New Roman" officeooo:rsid="000c6998"/>
    </style:style>
    <style:style style:name="T190" style:family="text">
      <style:text-properties style:text-position="0% 100%" style:font-name="Times New Roman" officeooo:rsid="000d2bcb"/>
    </style:style>
    <style:style style:name="T191" style:family="text">
      <style:text-properties style:text-position="0% 100%" style:font-name="Times New Roman" fo:font-style="italic" officeooo:rsid="000c6998" style:font-style-asian="italic" style:font-style-complex="italic"/>
    </style:style>
    <style:style style:name="T192" style:family="text">
      <style:text-properties style:text-position="0% 100%" style:font-name="Times New Roman" fo:language="uk" fo:country="UA" fo:font-style="normal" officeooo:rsid="001dc853" style:font-name-asian="Symbola" style:font-style-asian="normal" style:font-name-complex="Symbola" style:font-style-complex="normal"/>
    </style:style>
    <style:style style:name="T193" style:family="text">
      <style:text-properties style:text-position="0% 100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194" style:family="text">
      <style:text-properties style:text-position="0% 100%" style:font-name="Times New Roman1" fo:font-size="12pt" fo:language="uk" fo:country="UA" fo:font-style="normal" officeooo:rsid="0009a4c8" style:font-name-asian="Times New Roman1" style:font-size-asian="12pt" style:font-style-asian="normal" style:font-name-complex="Times New Roman1" style:font-size-complex="12pt" style:font-style-complex="normal"/>
    </style:style>
    <style:style style:name="T195" style:family="text">
      <style:text-properties style:text-position="0% 100%" style:font-name="Times New Roman1" fo:font-size="12pt" fo:language="uk" fo:country="UA" fo:font-style="normal" officeooo:rsid="0001ed03" style:font-name-asian="Times New Roman1" style:font-size-asian="12pt" style:font-style-asian="normal" style:font-name-complex="Times New Roman1" style:font-size-complex="12pt" style:font-style-complex="normal"/>
    </style:style>
    <style:style style:name="T196" style:family="text">
      <style:text-properties style:text-position="0% 100%" style:font-name="Times New Roman1" fo:font-size="12pt" fo:language="uk" fo:country="UA" fo:font-style="normal" officeooo:rsid="0005ce5b" style:font-name-asian="Times New Roman1" style:font-size-asian="12pt" style:font-style-asian="normal" style:font-name-complex="Times New Roman1" style:font-size-complex="12pt" style:font-style-complex="normal"/>
    </style:style>
    <style:style style:name="T197" style:family="text">
      <style:text-properties style:text-position="0% 100%" style:font-name="Times New Roman1" fo:font-size="12pt" fo:language="uk" fo:country="UA" fo:font-style="normal" officeooo:rsid="0011d646" style:font-name-asian="Times New Roman1" style:font-size-asian="12pt" style:font-style-asian="normal" style:font-name-complex="Times New Roman1" style:font-size-complex="12pt" style:font-style-complex="normal"/>
    </style:style>
    <style:style style:name="T198" style:family="text">
      <style:text-properties style:text-position="0% 100%" style:font-name="Times New Roman1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99" style:family="text">
      <style:text-properties style:text-position="0% 100%" style:font-name="Times New Roman1" fo:language="uk" fo:country="UA" officeooo:rsid="0011d646" style:font-name-asian="Times New Roman1" style:font-name-complex="Times New Roman1"/>
    </style:style>
    <style:style style:name="T200" style:family="text">
      <style:text-properties style:text-position="0% 100%" style:font-name="Times New Roman1" officeooo:rsid="0011485b" style:font-name-asian="Times New Roman1" style:font-name-complex="Times New Roman1"/>
    </style:style>
    <style:style style:name="T201" style:family="text">
      <style:text-properties style:text-position="0% 100%" officeooo:rsid="001bfcd0"/>
    </style:style>
    <style:style style:name="T202" style:family="text">
      <style:text-properties style:text-position="0% 100%" officeooo:rsid="00228538"/>
    </style:style>
    <style:style style:name="T203" style:family="text">
      <style:text-properties style:text-position="0% 100%" officeooo:rsid="0023608f"/>
    </style:style>
    <style:style style:name="T204" style:family="text">
      <style:text-properties style:text-position="0% 100%" officeooo:rsid="00242283"/>
    </style:style>
    <style:style style:name="T205" style:family="text">
      <style:text-properties style:text-position="0% 100%" officeooo:rsid="002634e1"/>
    </style:style>
    <style:style style:name="T206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207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208" style:family="text">
      <style:text-properties style:text-position="0% 100%" fo:language="uk" fo:country="UA" fo:font-style="normal" officeooo:rsid="001dc853" style:font-name-asian="Noto Sans CJK SC Regular" style:font-style-asian="normal" style:font-name-complex="FreeSans" style:font-style-complex="normal"/>
    </style:style>
    <style:style style:name="T209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210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11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212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213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214" style:family="text">
      <style:text-properties style:text-position="0% 100%" fo:language="uk" fo:country="UA" fo:font-style="italic" officeooo:rsid="000624d2" style:font-name-asian="Noto Sans CJK SC Regular" style:font-style-asian="italic" style:font-name-complex="FreeSans" style:font-style-complex="italic"/>
    </style:style>
    <style:style style:name="T215" style:family="text">
      <style:text-properties style:text-position="0% 100%" fo:language="uk" fo:country="UA" fo:font-style="italic" officeooo:rsid="0011d646" style:font-name-asian="Noto Sans CJK SC Regular" style:font-style-asian="italic" style:font-name-complex="FreeSans" style:font-style-complex="italic"/>
    </style:style>
    <style:style style:name="T216" style:family="text">
      <style:text-properties style:text-position="0% 100%" fo:language="uk" fo:country="UA" fo:font-style="italic" officeooo:rsid="0005ce5b" style:font-name-asian="Noto Sans CJK SC Regular" style:font-style-asian="italic" style:font-name-complex="FreeSans" style:font-style-complex="italic"/>
    </style:style>
    <style:style style:name="T217" style:family="text">
      <style:text-properties style:text-position="0% 100%" fo:language="uk" fo:country="UA" fo:font-style="italic" officeooo:rsid="002089e3" style:font-name-asian="Symbol" style:font-style-asian="italic" style:font-name-complex="Symbol" style:font-style-complex="italic"/>
    </style:style>
    <style:style style:name="T218" style:family="text">
      <style:text-properties style:text-position="0% 100%" fo:language="uk" fo:country="UA" officeooo:rsid="0023608f" style:font-name-asian="Symbol" style:font-name-complex="Symbol1"/>
    </style:style>
    <style:style style:name="T219" style:family="text">
      <style:text-properties style:text-position="0% 100%" fo:language="uk" fo:country="UA" officeooo:rsid="001a6335" style:font-name-asian="Noto Sans CJK SC Regular" style:font-name-complex="FreeSans"/>
    </style:style>
    <style:style style:name="T220" style:family="text">
      <style:text-properties style:text-position="0% 100%" fo:language="uk" fo:country="UA" officeooo:rsid="002c6aae" style:font-name-asian="Noto Sans CJK SC Regular" style:font-name-complex="FreeSans"/>
    </style:style>
    <style:style style:name="T221" style:family="text">
      <style:text-properties style:text-position="0% 100%" fo:language="uk" fo:country="UA" officeooo:rsid="002c20a9" style:font-name-asian="Noto Sans CJK SC Regular" style:font-name-complex="FreeSans"/>
    </style:style>
    <style:style style:name="T222" style:family="text">
      <style:text-properties style:text-position="0% 100%" fo:language="uk" fo:country="UA" officeooo:rsid="000624d2" style:font-name-asian="Noto Sans CJK SC Regular" style:font-name-complex="FreeSans"/>
    </style:style>
    <style:style style:name="T223" style:family="text">
      <style:text-properties style:text-position="0% 100%" fo:language="uk" fo:country="UA" officeooo:rsid="002634e1" style:font-name-asian="Noto Sans CJK SC Regular" style:font-name-complex="FreeSans"/>
    </style:style>
    <style:style style:name="T224" style:family="text">
      <style:text-properties style:text-position="0% 100%" fo:language="uk" fo:country="UA" officeooo:rsid="000d1de5" style:font-name-asian="Noto Sans CJK SC Regular" style:font-name-complex="FreeSans"/>
    </style:style>
    <style:style style:name="T225" style:family="text">
      <style:text-properties style:text-position="0% 100%" fo:language="uk" fo:country="UA" officeooo:rsid="00246311" style:font-name-asian="Symbola" style:font-name-complex="Symbola"/>
    </style:style>
    <style:style style:name="T226" style:family="text">
      <style:text-properties style:text-position="0% 100%" fo:language="uk" fo:country="UA" officeooo:rsid="000624d2" style:font-name-asian="Symbola" style:font-name-complex="Symbola"/>
    </style:style>
    <style:style style:name="T227" style:family="text">
      <style:text-properties style:text-position="0% 100%" fo:language="uk" fo:country="UA" officeooo:rsid="001dc853" style:font-name-asian="Symbola" style:font-name-complex="Symbola"/>
    </style:style>
    <style:style style:name="T228" style:family="text">
      <style:text-properties style:text-position="0% 100%" fo:language="uk" fo:country="UA" officeooo:rsid="001dc853" style:font-name-asian="Times New Roman1" style:font-name-complex="Times New Roman1"/>
    </style:style>
    <style:style style:name="T229" style:family="text">
      <style:text-properties style:text-position="0% 100%" officeooo:rsid="000c6998"/>
    </style:style>
    <style:style style:name="T230" style:family="text">
      <style:text-properties style:text-position="0% 100%" fo:language="en" fo:country="US" fo:font-style="normal" officeooo:rsid="000f5349" style:font-name-asian="Symbola" style:font-style-asian="normal" style:font-name-complex="Symbola" style:font-style-complex="normal"/>
    </style:style>
    <style:style style:name="T231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32" style:family="text">
      <style:text-properties style:text-line-through-style="none" style:text-line-through-type="none" style:text-position="0% 100%" fo:font-style="italic" officeooo:rsid="00197f3a" style:font-name-asian="Symbol" style:font-style-asian="italic" style:font-name-complex="Symbol1" style:font-style-complex="italic"/>
    </style:style>
    <style:style style:name="T233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34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35" style:family="text">
      <style:text-properties style:text-line-through-style="none" style:text-line-through-type="none" style:text-position="0% 100%" fo:font-style="normal" officeooo:rsid="0023608f" style:font-name-asian="Symbol" style:font-style-asian="normal" style:font-name-complex="Symbol1" style:font-style-complex="normal"/>
    </style:style>
    <style:style style:name="T236" style:family="text">
      <style:text-properties style:text-line-through-style="none" style:text-line-through-type="none" style:text-position="0% 100%" fo:language="uk" fo:country="UA" fo:font-style="italic" officeooo:rsid="002452e3" style:font-name-asian="Noto Sans CJK SC Regular" style:font-style-asian="italic" style:font-name-complex="FreeSans" style:font-style-complex="italic"/>
    </style:style>
    <style:style style:name="T237" style:family="text">
      <style:text-properties fo:font-size="12pt" fo:language="uk" fo:country="UA" officeooo:rsid="001a6335" style:font-size-asian="12pt" style:font-size-complex="12pt"/>
    </style:style>
    <style:style style:name="T238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39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40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41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42" style:family="text">
      <style:text-properties fo:font-size="12pt" fo:language="uk" fo:country="UA" officeooo:rsid="00197f3a" style:font-name-asian="Noto Sans CJK SC Regular" style:font-size-asian="12pt" style:font-name-complex="FreeSans" style:font-size-complex="12pt"/>
    </style:style>
    <style:style style:name="T243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44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45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46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47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48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49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50" style:family="text">
      <style:text-properties fo:font-size="12pt" fo:language="uk" fo:country="UA" officeooo:rsid="0001ed03" style:font-name-asian="Noto Sans CJK SC Regular" style:font-size-asian="12pt" style:font-name-complex="FreeSans" style:font-size-complex="12pt"/>
    </style:style>
    <style:style style:name="T251" style:family="text">
      <style:text-properties fo:font-size="12pt" fo:language="uk" fo:country="UA" officeooo:rsid="0009701b" style:font-name-asian="Noto Sans CJK SC Regular" style:font-size-asian="12pt" style:font-name-complex="FreeSans" style:font-size-complex="12pt"/>
    </style:style>
    <style:style style:name="T252" style:family="text">
      <style:text-properties fo:font-size="12pt" fo:language="uk" fo:country="UA" style:font-name-asian="Noto Sans CJK SC Regular" style:font-size-asian="12pt" style:font-name-complex="Times New Roman" style:font-size-complex="12pt"/>
    </style:style>
    <style:style style:name="T253" style:family="text">
      <style:text-properties officeooo:rsid="001bfcd0"/>
    </style:style>
    <style:style style:name="T254" style:family="text">
      <style:text-properties officeooo:rsid="001dc853"/>
    </style:style>
    <style:style style:name="T255" style:family="text">
      <style:text-properties officeooo:rsid="001cb0ba"/>
    </style:style>
    <style:style style:name="T256" style:family="text">
      <style:text-properties officeooo:rsid="0001e544"/>
    </style:style>
    <style:style style:name="T257" style:family="text">
      <style:text-properties style:font-name="Times New Roman"/>
    </style:style>
    <style:style style:name="T258" style:family="text">
      <style:text-properties style:font-name="Times New Roman" officeooo:rsid="000c6998"/>
    </style:style>
    <style:style style:name="T259" style:family="text">
      <style:text-properties style:font-name="Times New Roman" fo:font-style="italic" officeooo:rsid="000c6998" style:font-style-asian="italic" style:font-style-complex="italic"/>
    </style:style>
    <style:style style:name="T260" style:family="text">
      <style:text-properties style:font-name="Times New Roman" officeooo:rsid="000d2bcb"/>
    </style:style>
    <style:style style:name="T261" style:family="text">
      <style:text-properties style:text-position="super 58%" style:font-name="Times New Roman" officeooo:rsid="000c6998"/>
    </style:style>
    <style:style style:name="T262" style:family="text">
      <style:text-properties fo:language="uk" fo:country="UA"/>
    </style:style>
    <style:style style:name="T263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64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65" style:family="text">
      <style:text-properties fo:language="uk" fo:country="UA" officeooo:rsid="001a6335" style:font-name-asian="Noto Sans CJK SC Regular" style:font-name-complex="FreeSans"/>
    </style:style>
    <style:style style:name="T266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67" style:family="text">
      <style:text-properties officeooo:rsid="0009d22a"/>
    </style:style>
    <style:style style:name="fr1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67">1й</text:span>Варіант №<text:span text:style-name="T1">1</text:span><text:span text:style-name="T256">1</text:span></text:p>
      <text:p text:style-name="P3"><text:span text:style-name="T2">Домовленості</text:span>: <text:span text:style-name="T5">БФ - </text:span>булева функція; <text:span text:style-name="T4">Т</text:span><text:span text:style-name="T6">0</text:span><text:span text:style-name="T35">, </text:span><text:span text:style-name="T4">Т</text:span><text:span text:style-name="T6">1</text:span><text:span text:style-name="T35">, </text:span><text:bookmark-start text:name="__DdeLink__656_1770953849"/><text:span text:style-name="T4">L</text:span><text:span text:style-name="T35">,</text:span><text:bookmark-end text:name="__DdeLink__656_1770953849"/><text:span text:style-name="T35"> </text:span><text:span text:style-name="T4">M</text:span><text:span text:style-name="T35">, </text:span><text:span text:style-name="T4">S</text:span><text:span text:style-name="T35"> - множини БФ, що, відповідно, зберігають константу 0, константу 1, лінійних, монотонних і самодвоїстих; </text:span><text:span text:style-name="T36">Р</text:span><text:span text:style-name="T7">2</text:span><text:span text:style-name="T36"> − множина </text:span><text:span text:style-name="T37">в</text:span><text:span text:style-name="T36">сіх БФ, </text:span><text:span text:style-name="T38">¬ </text:span><text:span text:style-name="T36">і ¯ - знаки, що позначають операцію заперечення.</text:span></text:p>
      <text:list xml:id="list1803050504" text:style-name="L1">
        <text:list-item>
          <text:p text:style-name="P11"><text:span text:style-name="T262">Побудувати таблицю істинності БФ </text:span><text:span text:style-name="T264">f</text:span><text:span text:style-name="T265">(</text:span><text:span text:style-name="T264">x</text:span><text:span text:style-name="T265">, </text:span><text:span text:style-name="T264">y</text:span><text:span text:style-name="T266">, </text:span><text:span text:style-name="T263">z</text:span><text:span text:style-name="T265">)</text:span><text:span text:style-name="T264"> </text:span><text:span text:style-name="T265">= </text:span><text:span text:style-name="T208"><draw:frame draw:style-name="fr2" draw:name="Об'єкт16" text:anchor-type="as-char" svg:y="-0.379cm" svg:width="0.48cm" svg:height="0.471cm" draw:z-index="1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27">⊕</text:span><text:span text:style-name="T265">(</text:span><text:span text:style-name="T236"><draw:frame draw:style-name="fr1" draw:name="Об'єкт9" text:anchor-type="as-char" svg:width="0.51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28">→</text:span><text:span text:style-name="T265"> </text:span><text:span text:style-name="T217">z</text:span><text:span text:style-name="T265">). </text:span></text:p>
        </text:list-item>
        <text:list-item>
          <text:p text:style-name="P4"><text:span text:style-name="T253">Дл</text:span>я БФ <text:span text:style-name="T2">f</text:span>(<text:span text:style-name="T2">x</text:span>, <text:span text:style-name="T2">y</text:span>, <text:span text:style-name="T2">z</text:span>)<text:span text:style-name="T2"> </text:span>= <text:span text:style-name="T51"><draw:frame draw:style-name="fr2" draw:name="Об'єкт20" text:anchor-type="as-char" svg:y="-0.379cm" svg:width="0.48cm" svg:height="0.471cm" draw:z-index="1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3"><text:s/></text:span><text:span text:style-name="T47">⊕ </text:span><text:span text:style-name="T254">¬</text:span>(<text:span text:style-name="T231"><draw:frame draw:style-name="fr1" draw:name="Об'єкт13" text:anchor-type="as-char" svg:width="0.51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31"> </text:span><text:span text:style-name="T46">→</text:span><text:span text:style-name="T42"> </text:span><text:span text:style-name="T40">z</text:span>), <text:span text:style-name="T254">що задана аналітично,</text:span> <text:span text:style-name="T255">з</text:span><text:bookmark-start text:name="__DdeLink__188_9823469211"/>а допомогою рівносильних перетворень побудувати <text:span text:style-name="T255">рівну їй</text:span> Д<text:span text:style-name="T254">Д</text:span>НФ<text:bookmark-end text:name="__DdeLink__188_9823469211"/>. </text:p>
        </text:list-item>
        <text:list-item>
          <text:p text:style-name="P5"><text:span text:style-name="T253">Дл</text:span>я БФ <text:span text:style-name="T2">f</text:span>(<text:span text:style-name="T2">x</text:span>, <text:span text:style-name="T2">y</text:span>, <text:span text:style-name="T2">z</text:span>)<text:span text:style-name="T2"> </text:span>= <text:span text:style-name="T51"><draw:frame draw:style-name="fr2" draw:name="Об'єкт22" text:anchor-type="as-char" svg:y="-0.379cm" svg:width="0.48cm" svg:height="0.471cm" draw:z-index="1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bookmark-start text:name="__DdeLink__182_3882963961"/><text:span text:style-name="T3"><text:s/></text:span><text:span text:style-name="T47">⊕ </text:span><text:span text:style-name="T254">¬</text:span>(<text:span text:style-name="T231"><draw:frame draw:style-name="fr1" draw:name="Об'єкт14" text:anchor-type="as-char" svg:width="0.51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31"> </text:span><text:span text:style-name="T48">→</text:span><text:span text:style-name="T49"> </text:span><text:span text:style-name="T40">z</text:span>)<text:bookmark-end text:name="__DdeLink__182_3882963961"/>, <text:span text:style-name="T254">що задана аналітично </text:span><text:span text:style-name="T53">(див. попередню задачу)</text:span><text:span text:style-name="T254">,</text:span> <text:span text:style-name="T255">з</text:span><text:bookmark-start text:name="__DdeLink__188_982346921"/>а допомогою рівносильних перетворень побудувати <text:span text:style-name="T255">рівну їй</text:span> ДКНФ<text:bookmark-end text:name="__DdeLink__188_982346921"/>. </text:p>
        </text:list-item>
        <text:list-item>
          <text:p text:style-name="P17"><text:span text:style-name="T64">За</text:span><text:span text:style-name="T65"> </text:span><text:span text:style-name="T66">вектор</text:span><text:span text:style-name="T67">а</text:span><text:span text:style-name="T66">м</text:span><text:span text:style-name="T67">и</text:span><text:span text:style-name="T66"> значень </text:span><text:span text:style-name="T65">БФ </text:span><text:span text:style-name="T83">f</text:span><text:span text:style-name="T65">(</text:span><text:span text:style-name="T83">х</text:span><text:span text:style-name="T9">1</text:span><text:span text:style-name="T65">, </text:span><text:span text:style-name="T83">х</text:span><text:span text:style-name="T9">2</text:span><text:span text:style-name="T65">) = (1011) та БФ </text:span><text:span text:style-name="T83">g</text:span><text:span text:style-name="T65">(</text:span><text:span text:style-name="T83">х</text:span><text:span text:style-name="T9">3</text:span><text:span text:style-name="T65">, </text:span><text:span text:style-name="T83">х</text:span><text:span text:style-name="T13">4</text:span><text:span text:style-name="T65">) = (</text:span><text:span text:style-name="T68">011</text:span><text:span text:style-name="T65">1) </text:span><text:span text:style-name="T64">побудувати таблицю істинності БФ </text:span><text:span text:style-name="T84">h</text:span><text:span text:style-name="T64">(</text:span><text:span text:style-name="T83">х</text:span><text:span text:style-name="T9">2</text:span><text:span text:style-name="T65">, </text:span><text:span text:style-name="T83">х</text:span><text:span text:style-name="T9">3</text:span><text:span text:style-name="T65">, </text:span><text:span text:style-name="T83">х</text:span><text:span text:style-name="T13">4</text:span><text:span text:style-name="T64">) = </text:span><text:span text:style-name="T83">f</text:span><text:span text:style-name="T65">(</text:span><text:span text:style-name="T83">g</text:span><text:span text:style-name="T65">(</text:span><text:span text:style-name="T83">х</text:span><text:span text:style-name="T13">4</text:span><text:span text:style-name="T65">, </text:span><text:span text:style-name="T9"><text:s/></text:span><text:span text:style-name="T83">х</text:span><text:span text:style-name="T9">2</text:span><text:span text:style-name="T65">), </text:span><text:span text:style-name="T83">х</text:span><text:span text:style-name="T11">2</text:span><text:span text:style-name="T136">∨</text:span><text:span text:style-name="T83">х</text:span><text:span text:style-name="T22">3</text:span><text:span text:style-name="T65">)</text:span><text:span text:style-name="T64">). <text:s/></text:span></text:p>
        </text:list-item>
        <text:list-item>
          <text:p text:style-name="P30"><text:span text:style-name="T156">Подати функ</text:span><text:span text:style-name="T157">ці</text:span><text:span text:style-name="T156">ю </text:span><text:span text:style-name="T162">f</text:span><text:span text:style-name="T156"> у вигляд</text:span><text:span text:style-name="T157">і</text:span><text:span text:style-name="T156"> формули над множиною операц</text:span><text:span text:style-name="T157">ій</text:span><text:span text:style-name="T156"> </text:span><text:span text:style-name="T163">Н</text:span><text:span text:style-name="T156">, </text:span><text:span text:style-name="T157">якщо <text:s/></text:span><text:span text:style-name="T162">f</text:span><text:span text:style-name="T179"> </text:span><text:span text:style-name="T180">= </text:span><text:span text:style-name="T195">∣</text:span><text:span text:style-name="T185">, </text:span><text:span text:style-name="T167">H</text:span><text:span text:style-name="T185"> = {</text:span><text:span text:style-name="T194">↓</text:span><text:span text:style-name="T185">}. </text:span></text:p>
        </text:list-item>
        <text:list-item>
          <text:p text:style-name="P22"><text:span text:style-name="T134">Довести, що </text:span><text:span text:style-name="T137">БФ</text:span><text:span text:style-name="T134"> <text:s/></text:span><text:span text:style-name="T83">f</text:span><text:span text:style-name="T100"> <text:s/></text:span><text:span text:style-name="T98">не можна подати формулою над множиною операцій Н, якщо </text:span><text:span text:style-name="T83">f</text:span><text:span text:style-name="T99"> </text:span><text:span text:style-name="T98">= </text:span><text:span text:style-name="T97">⊕</text:span><text:span text:style-name="T98">, <text:s text:c="8"/></text:span><text:span text:style-name="T82">Н</text:span><text:span text:style-name="T98"> </text:span><text:span text:style-name="T134">= {∨,∧, </text:span><text:span text:style-name="T142">→,</text:span><text:span text:style-name="T134"> </text:span><text:span text:style-name="T135">↔</text:span><text:span text:style-name="T134">}. </text:span></text:p>
        </text:list-item>
        <text:list-item>
          <text:p text:style-name="P18"><text:span text:style-name="T135">Знайти розклад БФ </text:span><text:span text:style-name="T85">f</text:span><text:span text:style-name="T101">(</text:span><text:span text:style-name="T85">х</text:span><text:span text:style-name="T14">1</text:span><text:span text:style-name="T101">, </text:span><text:span text:style-name="T85">х</text:span><text:span text:style-name="T14">2</text:span><text:span text:style-name="T101">, </text:span><text:span text:style-name="T85">х</text:span><text:span text:style-name="T14">3</text:span><text:span text:style-name="T101">, </text:span><text:span text:style-name="T85">х</text:span><text:span text:style-name="T14">4</text:span><text:span text:style-name="T101">)</text:span><text:span text:style-name="T135">, що задана формулою </text:span><text:span text:style-name="T96">А</text:span><text:span text:style-name="T135"> = ((</text:span><text:span text:style-name="T85">х</text:span><text:span text:style-name="T14">1 </text:span><text:span text:style-name="T138">↓ </text:span><text:span text:style-name="T102">((</text:span><text:span text:style-name="T85">х</text:span><text:span text:style-name="T14">2</text:span><text:span text:style-name="T101"> </text:span><text:span text:style-name="T138">↔</text:span><text:span text:style-name="T101"> </text:span><text:span text:style-name="T85">х</text:span><text:span text:style-name="T15">1</text:span><text:span text:style-name="T102">)</text:span><text:span text:style-name="T135"> </text:span><text:span text:style-name="T138">→ </text:span><text:span text:style-name="T85">х</text:span><text:span text:style-name="T14">3</text:span><text:span text:style-name="T138">)</text:span><text:span text:style-name="T144">∣</text:span><text:span text:style-name="T138">(</text:span><text:span text:style-name="T103">¬</text:span><text:span text:style-name="T85">х</text:span><text:span text:style-name="T14">4</text:span><text:span text:style-name="T138">)), </text:span><text:span text:style-name="T135">за змінними </text:span><text:span text:style-name="T139">із </text:span><text:span text:style-name="T135">Z={</text:span><text:span text:style-name="T85">х</text:span><text:span text:style-name="T16">1</text:span><text:span text:style-name="T101">, </text:span><text:span text:style-name="T85">х</text:span><text:span text:style-name="T23">4</text:span><text:span text:style-name="T135">}. </text:span></text:p>
        </text:list-item>
        <text:list-item>
          <text:p text:style-name="P6"><text:span text:style-name="T201">Визначити число тупикових днф та число мінімальних днф функції </text:span><text:span text:style-name="T229">х</text:span><text:span text:style-name="T33">1</text:span><text:span text:style-name="T61">⊕</text:span><text:span text:style-name="T62">х</text:span><text:span text:style-name="T34">2</text:span><text:span text:style-name="T61">⊕ ... ⊕ </text:span><text:span text:style-name="T62">х</text:span><text:span text:style-name="T34">n</text:span><text:span text:style-name="T62">. - </text:span><text:span text:style-name="T230">(T)</text:span></text:p>
        </text:list-item>
        <text:list-item>
          <text:p text:style-name="P7"><text:span text:style-name="T201">Дл</text:span><text:span text:style-name="T202">я БФ </text:span><text:span text:style-name="T43">f</text:span><text:span text:style-name="T202">(</text:span><text:span text:style-name="T43">x</text:span><text:span text:style-name="T202">, </text:span><text:span text:style-name="T43">y</text:span><text:span text:style-name="T202">, </text:span><text:span text:style-name="T43">z</text:span><text:span text:style-name="T202">) </text:span><text:span text:style-name="T203">= (</text:span><text:span text:style-name="T204">11111010</text:span><text:span text:style-name="T203">) за означенням фіктивної (чи істотної) змінної встановити, якою - фіктивною чи істотною </text:span><text:span text:style-name="T200">−</text:span><text:span text:style-name="T203"> є змінна </text:span><text:span text:style-name="T44">х</text:span><text:span text:style-name="T50">.</text:span><text:span text:style-name="T203"> </text:span></text:p>
        </text:list-item>
        <text:list-item>
          <text:p text:style-name="P9"><text:span text:style-name="T203">Д</text:span><text:span text:style-name="T39">ля </text:span><text:span text:style-name="T205">ДДНФ </text:span><text:span text:style-name="T202">БФ </text:span><text:span text:style-name="T43">f</text:span><text:span text:style-name="T202">(</text:span><text:span text:style-name="T43">x</text:span><text:span text:style-name="T202">, </text:span><text:span text:style-name="T43">y</text:span><text:span text:style-name="T202">, </text:span><text:span text:style-name="T43">z</text:span><text:span text:style-name="T202">) </text:span><text:span text:style-name="T203">=</text:span><text:span text:style-name="T235"> </text:span><text:span text:style-name="T51"><draw:frame draw:style-name="fr2" draw:name="Об'єкт17" text:anchor-type="as-char" svg:y="-0.379cm" svg:width="0.48cm" svg:height="0.47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2"><draw:frame draw:style-name="fr1" draw:name="Об'єкт18" text:anchor-type="as-char" svg:width="0.51cm" svg:height="0.46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0"><draw:frame draw:style-name="fr2" draw:name="Об'єкт19" text:anchor-type="as-char" svg:y="-0.379cm" svg:width="0.453cm" svg:height="0.47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35">∨</text:span><text:span text:style-name="T232">ху</text:span><text:span text:style-name="T234"><draw:frame draw:style-name="fr2" draw:name="Об'єкт8" text:anchor-type="as-char" svg:y="-0.379cm" svg:width="0.453cm" svg:height="0.471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33">∨</text:span><text:span text:style-name="T234">x</text:span><text:span text:style-name="T231"><draw:frame draw:style-name="fr1" draw:name="Об'єкт26" text:anchor-type="as-char" svg:width="0.51cm" svg:height="0.467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34">z</text:span><text:span text:style-name="T41"> </text:span><text:span text:style-name="T203">побудувати рівний їй </text:span><text:bookmark-start text:name="__DdeLink__1066_1401347031"/><text:span text:style-name="T203">поліном Жегалкіна</text:span><text:bookmark-end text:name="__DdeLink__1066_1401347031"/><text:span text:style-name="T203">. </text:span></text:p>
        </text:list-item>
        <text:list-item>
          <text:p text:style-name="P17"><text:span text:style-name="T69">С</text:span><text:span text:style-name="T70">користавшись методом невизначених коефіцієнтів, подати </text:span><text:span text:style-name="T64">БФ </text:span><text:span text:style-name="T84">f</text:span><text:span text:style-name="T64">(</text:span><text:span text:style-name="T84">x</text:span><text:span text:style-name="T64">, </text:span><text:span text:style-name="T84">y</text:span><text:span text:style-name="T64">, </text:span><text:span text:style-name="T84">z</text:span><text:span text:style-name="T64">) </text:span><text:span text:style-name="T69">= (</text:span><text:span text:style-name="T71">1</text:span><text:span text:style-name="T72">1</text:span><text:span text:style-name="T70">0</text:span><text:span text:style-name="T75">1</text:span><text:span text:style-name="T73">0</text:span><text:span text:style-name="T74">0</text:span><text:span text:style-name="T76">0</text:span><text:span text:style-name="T70">1</text:span><text:span text:style-name="T69">) </text:span><text:span text:style-name="T70">у вигляді </text:span><text:bookmark-start text:name="__DdeLink__1066_14013470311"/><text:span text:style-name="T69">поліном</text:span><text:span text:style-name="T70">у</text:span><text:span text:style-name="T69"> Жегалкіна</text:span><text:bookmark-end text:name="__DdeLink__1066_14013470311"/><text:span text:style-name="T69">. </text:span></text:p>
        </text:list-item>
        <text:list-item>
          <text:p text:style-name="P18"><text:span text:style-name="T240">Довести, що </text:span><text:span text:style-name="T238">х</text:span><text:span text:style-name="T8">і</text:span><text:span text:style-name="T240"> - </text:span><text:span text:style-name="T247">фіктивна</text:span><text:span text:style-name="T240"> змінна БФ </text:span><text:span text:style-name="T238">f</text:span><text:span text:style-name="T240">(</text:span><text:span text:style-name="T238">х</text:span><text:span text:style-name="T8">1</text:span><text:span text:style-name="T240">, </text:span><text:span text:style-name="T238">х</text:span><text:span text:style-name="T8">2</text:span><text:span text:style-name="T240">, ..., </text:span><text:span text:style-name="T238">х</text:span><text:span text:style-name="T8">n</text:span><text:span text:style-name="T240">) тоді і лише тоді, коли </text:span><text:span text:style-name="T238">х</text:span><text:span text:style-name="T8">і</text:span><text:span text:style-name="T240"> явно </text:span><text:span text:style-name="T247">не </text:span><text:span text:style-name="T240">входить у поліном Жегалкіна цієї функції.</text:span><text:span text:style-name="T69"> </text:span></text:p>
        </text:list-item>
        <text:list-item>
          <text:p text:style-name="P19"><text:span text:style-name="T127">Показати, що кількість булевих функцій, що суттєво залежать від n аргументів, визначається рекурентним співвідношенням </text:span><text:span text:style-name="T92">A</text:span><text:span text:style-name="T24">n</text:span><text:span text:style-name="T127"> </text:span><text:span text:style-name="T128">=</text:span><text:span text:style-name="T127"> </text:span><text:span text:style-name="T127"><draw:frame draw:style-name="fr3" draw:name="1" text:anchor-type="as-char" svg:y="-0.554cm" svg:width="0.49cm" svg:height="0.66cm" draw:z-index="1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27"><text:s/>- </text:span><text:span text:style-name="T143"><draw:frame draw:style-name="fr2" draw:name="Об'єкт53" text:anchor-type="as-char" svg:y="-0.443cm" svg:width="1.037cm" svg:height="0.63cm" draw:z-index="1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43"><draw:frame draw:style-name="fr2" draw:name="Об'єкт21" text:anchor-type="as-char" svg:y="-0.443cm" svg:width="0.702cm" svg:height="0.63cm" draw:z-index="1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93">A</text:span><text:span text:style-name="T25">i</text:span><text:span text:style-name="T127">, де </text:span><text:span text:style-name="T92">A</text:span><text:span text:style-name="T26">i</text:span><text:span text:style-name="T127"> - кількість булевих функцій, що суттєво залежать від </text:span><text:span text:style-name="T92">i</text:span><text:span text:style-name="T127"> аргументів. </text:span></text:p>
        </text:list-item>
        <text:list-item>
          <text:p text:style-name="P18"><text:span text:style-name="T104">Дови</text:span><text:span text:style-name="T105">значити </text:span><text:span text:style-name="T104">БФ</text:span><text:span text:style-name="T105"> </text:span><text:span text:style-name="T86">f <text:s/></text:span><text:span text:style-name="T87">= </text:span><text:span text:style-name="T105">(*001*1**), </text:span><text:span text:style-name="T104">з</text:span><text:span text:style-name="T69">аміни</text:span><text:span text:style-name="T77">вш</text:span><text:span text:style-name="T69">и у кортежі </text:span><text:span text:style-name="T105">(*001*1**)</text:span><text:span text:style-name="T69"> зірочки символами 0 і 1 так, щоб утворився вектор значень деякої лінійної функції </text:span><text:span text:style-name="T86">f</text:span><text:span text:style-name="T105">. </text:span><text:span text:style-name="T104">Записати</text:span><text:span text:style-name="T105"> </text:span><text:span text:style-name="T104">отриману </text:span><text:span text:style-name="T105">функцію </text:span><text:span text:style-name="T86">f </text:span><text:span text:style-name="T106">аналітично</text:span><text:span text:style-name="T105">. </text:span><text:span text:style-name="T106">Відповідь обґрунтувати. </text:span></text:p>
        </text:list-item>
        <text:list-item>
          <text:p text:style-name="P23"><text:span text:style-name="T98">Чи <text:s/>є монотонною БФ </text:span><text:span text:style-name="T83">f</text:span><text:span text:style-name="T99">(</text:span><text:span text:style-name="T83">х</text:span><text:span text:style-name="T13">1</text:span><text:span text:style-name="T99">, </text:span><text:span text:style-name="T83">х</text:span><text:span text:style-name="T13">2</text:span><text:span text:style-name="T99">, </text:span><text:span text:style-name="T83">х</text:span><text:span text:style-name="T17">3</text:span><text:span text:style-name="T99">) = (</text:span><text:span text:style-name="T98">0</text:span><text:span text:style-name="T107">01</text:span><text:span text:style-name="T98">1</text:span><text:span text:style-name="T107">00</text:span><text:span text:style-name="T99">01)? </text:span><text:span text:style-name="T98">Відповідь обґрунтувати. </text:span></text:p>
        </text:list-item>
        <text:list-item>
          <text:p text:style-name="P18"><text:span text:style-name="T240">Довести, що для довільної монотонної БФ </text:span><text:span text:style-name="T238">f</text:span><text:span text:style-name="T240">(</text:span><text:span text:style-name="T238">х</text:span><text:span text:style-name="T8">1</text:span><text:span text:style-name="T240">, </text:span><text:span text:style-name="T238">х</text:span><text:span text:style-name="T8">2</text:span><text:span text:style-name="T240">, ..., </text:span><text:span text:style-name="T238">х</text:span><text:span text:style-name="T8">n</text:span><text:span text:style-name="T240">) справедливий розклад: <text:s text:c="8"/></text:span><text:span text:style-name="T88"><text:s text:c="11"/>f</text:span><text:span text:style-name="T108">(</text:span><text:span text:style-name="T88">х</text:span><text:span text:style-name="T18">1</text:span><text:span text:style-name="T108">, </text:span><text:span text:style-name="T88">х</text:span><text:span text:style-name="T18">2</text:span><text:span text:style-name="T108">, ..., </text:span><text:span text:style-name="T88">х</text:span><text:span text:style-name="T18">n</text:span><text:span text:style-name="T108">) = </text:span><text:span text:style-name="T88">х</text:span><text:span text:style-name="T18">1</text:span><text:span text:style-name="T88">f</text:span><text:span text:style-name="T108">(</text:span><text:span text:style-name="T109">1</text:span><text:span text:style-name="T108">, </text:span><text:span text:style-name="T88">х</text:span><text:span text:style-name="T18">2</text:span><text:span text:style-name="T108">, ..., </text:span><text:span text:style-name="T88">х</text:span><text:span text:style-name="T18">n</text:span><text:span text:style-name="T108">)</text:span><text:span text:style-name="T150">∨</text:span><text:span text:style-name="T88">f</text:span><text:span text:style-name="T108">(</text:span><text:span text:style-name="T109">0</text:span><text:span text:style-name="T108">, </text:span><text:span text:style-name="T88">х</text:span><text:span text:style-name="T18">2</text:span><text:span text:style-name="T108">, ..., </text:span><text:span text:style-name="T88">х</text:span><text:span text:style-name="T18">n</text:span><text:span text:style-name="T108">). </text:span></text:p>
        </text:list-item>
        <text:list-item>
          <text:p text:style-name="P25"><text:span text:style-name="T108">Довести, що довільна монотонна </text:span><text:span text:style-name="T110">БФ</text:span><text:span text:style-name="T108">, що відмінна від константи, може бути представлена </text:span><text:span text:style-name="T109">К</text:span><text:span text:style-name="T108">НФ без заперечень. </text:span></text:p>
        </text:list-item>
        <text:list-item>
          <text:p text:style-name="P26"><text:span text:style-name="T98">Знайти двоїсту БФ для </text:span><text:span text:style-name="T111">БФ </text:span><text:span text:style-name="T84">f</text:span><text:span text:style-name="T111">(</text:span><text:span text:style-name="T84">x</text:span><text:span text:style-name="T111">, </text:span><text:span text:style-name="T84">y</text:span><text:span text:style-name="T111">, </text:span><text:span text:style-name="T84">z</text:span><text:span text:style-name="T111">) </text:span><text:span text:style-name="T105">= (</text:span><text:span text:style-name="T112">1</text:span><text:span text:style-name="T113">0</text:span><text:span text:style-name="T114">1</text:span><text:span text:style-name="T98">0</text:span><text:span text:style-name="T112">0</text:span><text:span text:style-name="T109">1</text:span><text:span text:style-name="T115">0</text:span><text:span text:style-name="T113">1</text:span><text:span text:style-name="T105">). </text:span><text:span text:style-name="T106">Відповідь обґрунтувати. </text:span></text:p>
        </text:list-item>
        <text:list-item>
          <text:p text:style-name="P25"><text:span text:style-name="T106">Ч</text:span><text:span text:style-name="T116">и є БФ </text:span><text:span text:style-name="T84">f</text:span><text:span text:style-name="T111">(</text:span><text:span text:style-name="T84">x</text:span><text:span text:style-name="T111">, </text:span><text:span text:style-name="T84">y</text:span><text:span text:style-name="T111">, </text:span><text:span text:style-name="T84">z</text:span><text:span text:style-name="T111">) </text:span><text:span text:style-name="T105">= (</text:span><text:span text:style-name="T112">1</text:span><text:span text:style-name="T113">0</text:span><text:span text:style-name="T114">1</text:span><text:span text:style-name="T108">0</text:span><text:span text:style-name="T112">0</text:span><text:span text:style-name="T109">1</text:span><text:span text:style-name="T115">0</text:span><text:span text:style-name="T113">1</text:span><text:span text:style-name="T105">) </text:span><text:span text:style-name="T116">(див. попередню задачу) самодвоїстою?</text:span><text:span text:style-name="T105"> </text:span><text:span text:style-name="T106">Відповідь обґрунтувати. </text:span></text:p>
        </text:list-item>
        <text:list-item>
          <text:p text:style-name="P24"><text:span text:style-name="T207">Довести</text:span><text:span text:style-name="T206">, що не існує самодвоїстої </text:span><text:span text:style-name="T207">БФ</text:span><text:span text:style-name="T206">, </text:span><text:span text:style-name="T207">істотно</text:span><text:span text:style-name="T206"> залежної від двох </text:span>змінних. </text:p>
        </text:list-item>
        <text:list-item>
          <text:p text:style-name="P12"><text:span text:style-name="T258">Довести, що </text:span><text:span text:style-name="T259">L</text:span><text:span text:style-name="T261">*</text:span><text:span text:style-name="T258">=</text:span><text:span text:style-name="T259">L</text:span><text:span text:style-name="T258"> </text:span><text:span text:style-name="T260">(тут </text:span><text:span text:style-name="T258"><text:s/></text:span><text:span text:style-name="T259">L</text:span><text:span text:style-name="T261">*</text:span><text:span text:style-name="T189"> - </text:span><text:span text:style-name="T190">клас двоїстих до класу</text:span><text:span text:style-name="T189"> </text:span><text:span text:style-name="T191">L</text:span><text:span text:style-name="T189"> </text:span><text:span text:style-name="T190">функцій</text:span><text:span text:style-name="T260">).</text:span></text:p>
        </text:list-item>
        <text:list-item>
          <text:p text:style-name="P12"><text:span text:style-name="T257">Визначити довжину скороченої днф функції </text:span><text:span text:style-name="T258">х</text:span><text:span text:style-name="T31">1</text:span><text:span text:style-name="T192">⊕</text:span><text:span text:style-name="T193">х</text:span><text:span text:style-name="T32">2</text:span><text:span text:style-name="T192">⊕ ... ⊕ </text:span><text:span text:style-name="T193">х</text:span><text:span text:style-name="T32">n</text:span><text:span text:style-name="T193">.</text:span></text:p>
        </text:list-item>
        <text:list-item>
          <text:p text:style-name="P20"><text:soft-page-break/><text:span text:style-name="T237">Для БФ </text:span><text:span text:style-name="T239">f</text:span><text:span text:style-name="T241">(</text:span><text:span text:style-name="T239">x</text:span><text:span text:style-name="T241">, </text:span><text:span text:style-name="T239">y</text:span><text:span text:style-name="T241">)</text:span><text:span text:style-name="T239"> </text:span><text:span text:style-name="T241">= (</text:span><text:span text:style-name="T242">1</text:span><text:span text:style-name="T250">1</text:span><text:span text:style-name="T241">0</text:span><text:span text:style-name="T250">0</text:span><text:span text:style-name="T241">), </text:span><text:span text:style-name="T243">що задана табли</text:span><text:span text:style-name="T244">цею істинності </text:span><text:span text:style-name="T245">(вектором значень)</text:span><text:span text:style-name="T243">,</text:span><text:span text:style-name="T241"> знайти рівн</text:span><text:span text:style-name="T246">у</text:span><text:span text:style-name="T241"> їй ДДНФ. </text:span></text:p>
        </text:list-item>
        <text:list-item>
          <text:p text:style-name="P6"><text:span text:style-name="T54">Дл</text:span><text:span text:style-name="T206">я БФ </text:span><text:span text:style-name="T45">f</text:span><text:span text:style-name="T206">(</text:span><text:span text:style-name="T45">x</text:span><text:span text:style-name="T206">, </text:span><text:span text:style-name="T45">y</text:span><text:span text:style-name="T206">)</text:span><text:span text:style-name="T45"> </text:span><text:span text:style-name="T206">= (</text:span><text:span text:style-name="T55">1</text:span><text:span text:style-name="T56">1</text:span><text:span text:style-name="T57">00</text:span><text:span text:style-name="T206">), </text:span><text:span text:style-name="T51">що задана табли</text:span><text:span text:style-name="T58">цею істинності </text:span><text:span text:style-name="T59">(вектором значень)</text:span><text:span text:style-name="T51">,</text:span><text:span text:style-name="T206"> знайти рівн</text:span><text:span text:style-name="T54">у</text:span><text:span text:style-name="T206"> їй Д</text:span><text:span text:style-name="T54">К</text:span><text:span text:style-name="T206">НФ. </text:span></text:p>
        </text:list-item>
        <text:list-item>
          <text:p text:style-name="P13"><text:span text:style-name="T206">Довести, якщо </text:span><text:span text:style-name="T2">f</text:span> не є константою, а <text:span text:style-name="T2">f</text:span><text:span text:style-name="T218">∨</text:span><text:span text:style-name="T2">f</text:span><text:span text:style-name="T39">*</text:span> - константа, то <text:s/><text:span text:style-name="T212">f</text:span><text:span text:style-name="T209">∉</text:span><text:span text:style-name="T213">М</text:span><text:span text:style-name="T209">∪</text:span><text:bookmark-start text:name="__DdeLink__608_1418879442121"/><text:span text:style-name="T211">S</text:span><text:bookmark-end text:name="__DdeLink__608_1418879442121"/><text:span text:style-name="T211">.</text:span></text:p>
        </text:list-item>
        <text:list-item>
          <text:p text:style-name="P14"><text:span text:style-name="T63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78">Відповідь обґрунтувати. -</text:span></text:p>
        </text:list-item>
        <text:list-item>
          <text:p text:style-name="P21"><text:span text:style-name="T106">З</text:span><text:span text:style-name="T116">найти </text:span><text:span text:style-name="T117">(</text:span><text:span text:style-name="T116">аналітично</text:span><text:span text:style-name="T117">)</text:span><text:span text:style-name="T116"> двоїсту БФ до БФ </text:span><text:span text:style-name="T84">f</text:span><text:span text:style-name="T111">(</text:span><text:span text:style-name="T84">x</text:span><text:span text:style-name="T111">, </text:span><text:span text:style-name="T84">y</text:span><text:span text:style-name="T111">) </text:span><text:span text:style-name="T105">= <text:s/></text:span><text:bookmark-start text:name="__DdeLink__182_388296396111"/><text:span text:style-name="T89">x</text:span><text:bookmark-end text:name="__DdeLink__182_388296396111"/><text:span text:style-name="T97">⊕</text:span><text:span text:style-name="T198">у</text:span><text:span text:style-name="T118">.</text:span></text:p>
        </text:list-item>
        <text:list-item>
          <text:p text:style-name="P20"><text:span text:style-name="T240">Визначити </text:span><text:span text:style-name="T248">кількість</text:span><text:span text:style-name="T240"> </text:span><text:span text:style-name="T249">БФ</text:span><text:span text:style-name="T240"> від </text:span><text:span text:style-name="T63">n</text:span><text:span text:style-name="T240"> змінних, </text:span><text:span text:style-name="T249">що</text:span><text:span text:style-name="T240"> належать множині </text:span><text:bookmark text:name="__DdeLink__608_141887944211"/><text:span text:style-name="T251">(</text:span><text:bookmark-start text:name="__DdeLink__608_14188794413"/><text:bookmark-start text:name="__DdeLink__608_141887944113"/><text:span text:style-name="T90">Т</text:span><text:bookmark-end text:name="__DdeLink__608_14188794413"/><text:bookmark-end text:name="__DdeLink__608_141887944113"/><text:span text:style-name="T27">1</text:span><text:span text:style-name="T196">∪</text:span><text:span text:style-name="T90">L</text:span><text:span text:style-name="T132">)</text:span><text:span text:style-name="T197">∩</text:span><text:span text:style-name="T94">S</text:span><text:span text:style-name="T95">.</text:span><text:span text:style-name="T252"> </text:span><text:span text:style-name="T106">Відповідь обґрунтувати. </text:span><text:span text:style-name="T133">-</text:span></text:p>
        </text:list-item>
        <text:list-item>
          <text:p text:style-name="P10"><text:span text:style-name="T219">Визначити </text:span><text:span text:style-name="T220">кількість</text:span><text:span text:style-name="T219"> </text:span><text:span text:style-name="T221">БФ</text:span><text:span text:style-name="T219"> від n змінних, </text:span><text:span text:style-name="T221">що</text:span><text:span text:style-name="T219"> належать множині</text:span><text:span text:style-name="T210"> </text:span><text:span text:style-name="T216">М</text:span><text:span text:style-name="T225">\</text:span><text:span text:style-name="T226">(</text:span><text:bookmark-start text:name="__DdeLink__608_14188794411"/><text:span text:style-name="T214">Т</text:span><text:bookmark-end text:name="__DdeLink__608_14188794411"/><text:span text:style-name="T28">0</text:span><text:bookmark-start text:name="__DdeLink__608_1418879441211"/><text:bookmark text:name="__DdeLink__608_141887944132"/><text:span text:style-name="T199">∩</text:span><text:bookmark-start text:name="__DdeLink__608_141887944112"/><text:bookmark-end text:name="__DdeLink__608_1418879441211"/><text:span text:style-name="T215">Т</text:span><text:bookmark-end text:name="__DdeLink__608_141887944112"/><text:bookmark text:name="__DdeLink__608_1418879441321"/><text:span text:style-name="T29">1</text:span><text:bookmark text:name="__DdeLink__608_141887944131"/><text:bookmark text:name="__DdeLink__608_141887944111"/><text:bookmark text:name="__DdeLink__608_1418879444"/><text:span text:style-name="T222">)</text:span><text:span text:style-name="T219">. </text:span><text:span text:style-name="T223">Відповідь обґрунтувати. </text:span><text:span text:style-name="T224">-</text:span></text:p>
        </text:list-item>
        <text:list-item>
          <text:p text:style-name="P31"><text:span text:style-name="T169">Користуючись методом зведення до функ</text:span><text:span text:style-name="T170">ці</text:span><text:span text:style-name="T169">онально повно</text:span><text:span text:style-name="T170">ї</text:span><text:span text:style-name="T169"> системи </text:span><text:span text:style-name="T184">Σ</text:span><text:span text:style-name="T30">2</text:span><text:span text:style-name="T170"> = {</text:span><text:span text:style-name="T184">∧, ¯</text:span><text:span text:style-name="T170">}</text:span><text:span text:style-name="T169">, </text:span><text:span text:style-name="T184">Σ</text:span><text:span text:style-name="T30">1</text:span><text:span text:style-name="T170"> = {</text:span><text:span text:style-name="T184">∨, ¯</text:span><text:span text:style-name="T170">}</text:span><text:span text:style-name="T169"> або <text:s/></text:span><text:span text:style-name="T184">Σ</text:span><text:span text:style-name="T30">0</text:span><text:span text:style-name="T170"> = {</text:span><text:span text:style-name="T184">∨,∧, ¯</text:span><text:span text:style-name="T170">},</text:span><text:span text:style-name="T169"> довести функ</text:span><text:span text:style-name="T171">ціо</text:span><text:span text:style-name="T169">нальну повноту системи </text:span><text:span text:style-name="T184">Σ</text:span><text:span text:style-name="T169"> </text:span><text:span text:style-name="T170">= {</text:span><text:span text:style-name="T158">х</text:span><text:span text:style-name="T164">⊕</text:span><text:span text:style-name="T158">у</text:span><text:span text:style-name="T168">, </text:span><text:span text:style-name="T158">х</text:span><text:span text:style-name="T184">∨</text:span><text:span text:style-name="T158">у</text:span><text:span text:style-name="T168">, </text:span><text:span text:style-name="T173">1</text:span><text:span text:style-name="T170">}</text:span><text:span text:style-name="T169">. </text:span></text:p>
        </text:list-item>
        <text:list-item>
          <text:p text:style-name="P15"><text:span text:style-name="T63">Чи є </text:span><text:span text:style-name="T79">функ</text:span><text:span text:style-name="T80">ці</text:span><text:span text:style-name="T79">онально повно</text:span><text:span text:style-name="T63">ю</text:span><text:span text:style-name="T79"> систем</text:span><text:span text:style-name="T63">а БФ</text:span><text:span text:style-name="T79"> </text:span><text:span text:style-name="T152">Σ </text:span><text:span text:style-name="T151">= </text:span><text:span text:style-name="T80">{</text:span><text:span text:style-name="T152">∧, </text:span><text:span text:style-name="T97">⊕</text:span><text:span text:style-name="T153">, </text:span><text:span text:style-name="T154">0</text:span><text:span text:style-name="T80">}? </text:span><text:span text:style-name="T78">Відповідь обґрунтувати. </text:span></text:p>
        </text:list-item>
        <text:list-item>
          <text:p text:style-name="P27"><text:span text:style-name="T119">Чи є </text:span><text:span text:style-name="T120">функ</text:span><text:span text:style-name="T121">ці</text:span><text:span text:style-name="T120">онально повно</text:span><text:span text:style-name="T119">ю</text:span><text:span text:style-name="T120"> систем</text:span><text:span text:style-name="T119">а БФ</text:span><text:span text:style-name="T120"> </text:span><text:span text:style-name="T140">Σ </text:span><text:span text:style-name="T141">= </text:span><text:span text:style-name="T121">{</text:span><text:span text:style-name="T122">(</text:span><text:span text:style-name="T129">0</text:span><text:span text:style-name="T123">1</text:span><text:span text:style-name="T124">0</text:span><text:span text:style-name="T131">1</text:span><text:span text:style-name="T122">), </text:span><text:span text:style-name="T145">(0</text:span><text:span text:style-name="T146">1</text:span><text:span text:style-name="T145">1</text:span><text:span text:style-name="T147">00</text:span><text:span text:style-name="T145">11</text:span><text:span text:style-name="T149">0</text:span><text:span text:style-name="T145">)</text:span><text:span text:style-name="T140">, </text:span><text:span text:style-name="T122">(</text:span><text:span text:style-name="T125">0</text:span><text:span text:style-name="T123">1</text:span><text:span text:style-name="T126">011010</text:span><text:span text:style-name="T122">)</text:span><text:span text:style-name="T121">}? </text:span><text:span text:style-name="T106">Відповідь обґрунтувати.</text:span></text:p>
        </text:list-item>
        <text:list-item>
          <text:p text:style-name="P18"><text:span text:style-name="T78">Д</text:span><text:span text:style-name="T63">овести, що коли </text:span><text:span text:style-name="T64"><text:s/></text:span><text:span text:style-name="T84">f</text:span><text:span text:style-name="T155">∉</text:span><text:span text:style-name="T89">Т</text:span><text:span text:style-name="T10">0</text:span><text:span text:style-name="T155">∪</text:span><text:span text:style-name="T89">Т</text:span><text:span text:style-name="T10">1</text:span><text:span text:style-name="T155">∪</text:span><text:bookmark-start text:name="__DdeLink__608_141887944212"/><text:span text:style-name="T82">S</text:span><text:bookmark-end text:name="__DdeLink__608_141887944212"/><text:span text:style-name="T63">, то {</text:span><text:span text:style-name="T64"> </text:span><text:span text:style-name="T84">f</text:span><text:span text:style-name="T63">} − функціонально повна система.</text:span></text:p>
        </text:list-item>
        <text:list-item>
          <text:p text:style-name="P18"><text:span text:style-name="T120">Чи існує базис в P</text:span><text:span text:style-name="T19">2</text:span><text:span text:style-name="T120">, що складається з таких чотирьох функцій </text:span><text:span text:style-name="T91">f</text:span><text:span text:style-name="T19">1</text:span><text:span text:style-name="T120">, </text:span><text:span text:style-name="T91">f</text:span><text:span text:style-name="T19">2</text:span><text:span text:style-name="T120">, </text:span><text:span text:style-name="T91">f</text:span><text:span text:style-name="T19">3</text:span><text:span text:style-name="T120">, </text:span><text:span text:style-name="T91">f</text:span><text:span text:style-name="T19">4</text:span><text:span text:style-name="T120">, що </text:span><text:span text:style-name="T84">f</text:span><text:span text:style-name="T19">1</text:span><text:span text:style-name="T148">∉</text:span><text:span text:style-name="T89">Т</text:span><text:span text:style-name="T20">0</text:span><text:span text:style-name="T120">, </text:span><text:span text:style-name="T84">f</text:span><text:span text:style-name="T21">2</text:span><text:span text:style-name="T148">∉</text:span><text:span text:style-name="T89">Т</text:span><text:span text:style-name="T21">1</text:span><text:span text:style-name="T120">, </text:span><text:span text:style-name="T84">f</text:span><text:span text:style-name="T21">3</text:span><text:span text:style-name="T148">∉</text:span><text:span text:style-name="T91">L</text:span><text:span text:style-name="T120">, </text:span><text:span text:style-name="T84">f</text:span><text:span text:style-name="T21">4</text:span><text:span text:style-name="T148">∉</text:span><text:span text:style-name="T120">S? </text:span><text:span text:style-name="T106">Відповідь обґрунтувати.</text:span></text:p>
        </text:list-item>
        <text:list-item>
          <text:p text:style-name="P32"><text:span text:style-name="T174">Мінімізувати </text:span><text:span text:style-name="T175">БФ</text:span><text:span text:style-name="T174"> </text:span><text:span text:style-name="T160">f</text:span><text:span text:style-name="T175"> за допомогою </text:span><text:span text:style-name="T174">метод</text:span><text:span text:style-name="T181">у</text:span><text:span text:style-name="T175"> Блейка і </text:span><text:span text:style-name="T174">метод</text:span><text:span text:style-name="T176">у </text:span><text:span text:style-name="T182">Петрика</text:span><text:span text:style-name="T175">, </text:span><text:span text:style-name="T172">якщо</text:span><text:span text:style-name="T160"> <text:s text:c="33"/>f</text:span><text:span text:style-name="T168">(</text:span><text:span text:style-name="T158">x</text:span><text:span text:style-name="T168">, </text:span><text:span text:style-name="T158">y</text:span><text:span text:style-name="T168">, </text:span><text:span text:style-name="T158">z</text:span><text:span text:style-name="T168">) </text:span><text:span text:style-name="T174">= </text:span><text:span text:style-name="T165">x</text:span><text:span text:style-name="T177">(</text:span><text:span text:style-name="T161">у</text:span><text:span text:style-name="T186">∨</text:span><text:span text:style-name="T172"><draw:frame draw:style-name="fr1" draw:name="Об'єкт7" text:anchor-type="as-char" svg:width="0.51cm" svg:height="0.467cm" draw:z-index="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87">z</text:span><text:span text:style-name="T188">)</text:span><text:span text:style-name="T183">∨</text:span><text:span text:style-name="T178">¬</text:span><text:span text:style-name="T172">((</text:span><text:span text:style-name="T178"><draw:frame draw:style-name="fr2" draw:name="Об'єкт23" text:anchor-type="as-char" svg:y="-0.379cm" svg:width="0.48cm" svg:height="0.47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83">∨</text:span><text:span text:style-name="T187"><draw:frame draw:style-name="fr2" draw:name="Об'єкт24" text:anchor-type="as-char" svg:y="-0.379cm" svg:width="0.453cm" svg:height="0.471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88">)(</text:span><text:span text:style-name="T166">у</text:span><text:span text:style-name="T183">∨</text:span><text:span text:style-name="T187"><draw:frame draw:style-name="fr2" draw:name="Об'єкт25" text:anchor-type="as-char" svg:y="-0.379cm" svg:width="0.453cm" svg:height="0.47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88">))</text:span><text:span text:style-name="T186">∨</text:span><text:span text:style-name="T186"><draw:frame draw:style-name="fr2" draw:name="Об'єкт15" text:anchor-type="as-char" svg:y="-0.379cm" svg:width="0.48cm" svg:height="0.471cm" draw:z-index="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77"><draw:frame draw:style-name="fr1" draw:name="Об'єкт27" text:anchor-type="as-char" svg:width="0.51cm" svg:height="0.467cm" draw:z-index="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88">.</text:span><text:span text:style-name="T159"> </text:span></text:p>
        </text:list-item>
        <text:list-item>
          <text:p text:style-name="P21"><text:span text:style-name="T118">Визначити число тупикових ДНФ та число мінімальних ДНФ </text:span><text:span text:style-name="T130">булевої функції</text:span><text:span text:style-name="T118"> </text:span><text:span text:style-name="T89">f</text:span><text:span text:style-name="T118">(</text:span><text:span text:style-name="T89">х</text:span><text:span text:style-name="T20">1</text:span><text:span text:style-name="T118">, </text:span><text:span text:style-name="T89">х</text:span><text:span text:style-name="T20">2</text:span><text:span text:style-name="T118">, ..., </text:span><text:span text:style-name="T89">х</text:span><text:span text:style-name="T20">n</text:span><text:span text:style-name="T118">)= (011111...110).</text:span></text:p>
        </text:list-item>
        <text:list-item>
          <text:p text:style-name="P21"><text:span text:style-name="T106">Довести, що жодна проста імпліканта монотонної </text:span><text:span text:style-name="T110">БФ</text:span><text:span text:style-name="T106"> не містить заперечень змінних.</text:span></text:p>
        </text:list-item>
        <text:list-item>
          <text:p text:style-name="P21"><text:span text:style-name="T106">Довести, що скорочена ДНФ, що представляє монотонну </text:span><text:span text:style-name="T110">БФ</text:span><text:span text:style-name="T106">, є мінімальною </text:span><text:span text:style-name="T110">ДНФ</text:span><text:span text:style-name="T106">.</text:span></text:p>
        </text:list-item>
        <text:list-item>
          <text:p text:style-name="P16"><text:span text:style-name="T78">Чи є базисом в Р</text:span><text:span text:style-name="T12">2</text:span><text:span text:style-name="T78"> </text:span><text:span text:style-name="T79">систем</text:span><text:span text:style-name="T78">а</text:span><text:span text:style-name="T79"> </text:span><text:span text:style-name="T78">БФ </text:span><text:span text:style-name="T152">Σ</text:span><text:span text:style-name="T80"> = {</text:span><text:span text:style-name="T152">∨,∧, <text:s/>¯</text:span><text:span text:style-name="T80">}</text:span><text:span text:style-name="T81">?</text:span><text:span text:style-name="T80"> </text:span><text:span text:style-name="T78">Відповідь обґрунтувати. </text:span></text:p>
          <text:p text:style-name="P28"/>
        </text:list-item>
      </text:list>
      <text:p text:style-name="P29"/>
      <text:p text:style-name="P8"/>
      <text:p text:style-name="P8"/>
      <text:p text:style-name="P1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00:26.953698532</meta:creation-date>
    <dc:date>2024-03-12T04:03:35.820000000</dc:date>
    <meta:editing-duration>PT5H15S</meta:editing-duration>
    <meta:editing-cycles>12</meta:editing-cycles>
    <meta:generator>LibreOffice/7.2.2.2$Windows_X86_64 LibreOffice_project/02b2acce88a210515b4a5bb2e46cbfb63fe97d56</meta:generator>
    <meta:document-statistic meta:table-count="0" meta:image-count="0" meta:object-count="20" meta:page-count="2" meta:paragraph-count="42" meta:word-count="739" meta:character-count="4409" meta:non-whitespace-character-count="3648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1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22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3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4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